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is a guide and simple explanation of each of the projects included in my portfolio. </text:p>
      <text:p text:style-name="Standard"/>
      <text:p text:style-name="Standard">Car Sim – A group project for my Simulations and Serious Games course. Our assignment was to create a simulation that could be used to teach something useful. Our team decided to simulate driving a vehicle on an icy road. My contribution was to fine tune the physics for our car both on the off the ice.</text:p>
      <text:p text:style-name="Standard"/>
      <text:p text:style-name="Standard">Clarence – This was created for an assignment for my Story Development for Interactive Media course. Clarence was developed in Twine as a challenge for myself to see if I could create an intriguing interactive experience not with traditional “mechanics” but with text. I am very proud of how it came out and while it is a short experience that required only about 10 hours of work it is one of my favorite projects.</text:p>
      <text:p text:style-name="Standard"/>
      <text:p text:style-name="Standard">FirstUnityProject – Its exactly what it sounds like this is what I produced to familiarize myself with Unity. It carries no technical or design savvy but I keep it around to remind myself how far I have come and to track my progress over time.</text:p>
      <text:p text:style-name="Standard"/>
      <text:p text:style-name="Standard">GameAIProject – My final project for my Game Artificial Intelligence course. My most technically complex project by far, a semester of smaller AI projects put together. Mostly to showcase the state machine for my Enemy entity and its node based pathfinding which uses a Depth First Search Algorithm.</text:p>
      <text:p text:style-name="Standard"/>
      <text:p text:style-name="Standard">Isaac – Early in my time as a member of AlphaLab, the game design club at Columbia College Chicago, the club decided that it wanted to work on a more long term project that would produce something more polished and well thought out than our game jam projects. What we started to create was Isaac. Isaac had ambitions of being a puzzle game set in an abandoned space station. Isaac is now a testimony to how not to go about the game design process. This was my first year so my contribution was scripting the doors to open and the beginning of a puzzle on the second floor.</text:p>
      <text:p text:style-name="Standard"/>
      <text:p text:style-name="Standard">Worlds – Worlds in its current state is a prototype for a game that I will be continuing to work on with my two other team members, a programmer and a sound designer. The goal is to gain interest at GDC where one of my professors wants to show it off at the Columbia booth. Working with WebGL and the Oculus Rift has been an awesome experience as both technologies are changing their respective landscapes and pose unique challenges.</text:p>
      <text:p text:style-name="Standard"/>
      <text:p text:style-name="Standard">Game Jam games – Unfortunately due to the often chaotic nature of game jams at a student level I have not been able to track down very many of the games that I have worked on. None of these games particularly stood out other than serving their intended purpose of practicing the skills I am still honing to become a better game desig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15T17:15:44.32</meta:creation-date>
    <dc:date>2015-01-17T15:51:48.55</dc:date>
    <meta:editing-duration>PT1H40M23S</meta:editing-duration>
    <meta:editing-cycles>4</meta:editing-cycles>
    <meta:generator>OpenOffice/4.1.0$Win32 OpenOffice.org_project/410m18$Build-9764</meta:generator>
    <meta:document-statistic meta:table-count="0" meta:image-count="0" meta:object-count="0" meta:page-count="1" meta:paragraph-count="8" meta:word-count="490" meta:character-count="2691"/>
  </office:meta>
</office:document-meta>
</file>